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FreeSans" svg:font-family="FreeSans" style:font-family-generic="roman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start" style:justify-single-word="false"/>
      <style:text-properties fo:font-size="16pt" officeooo:rsid="001e143f" officeooo:paragraph-rsid="00211462" style:font-size-asian="16pt" style:font-size-complex="16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officeooo:paragraph-rsid="00211462" style:font-name-asian="Courier" style:font-size-asian="15.6999998092651pt" style:font-name-complex="Courier" style:font-size-complex="15.6999998092651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officeooo:paragraph-rsid="002215c6" style:font-name-asian="Courier" style:font-size-asian="15.6999998092651pt" style:font-name-complex="Courier" style:font-size-complex="15.6999998092651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officeooo:rsid="002215c6" officeooo:paragraph-rsid="002215c6" style:font-name-asian="Courier" style:font-size-asian="15.6999998092651pt" style:font-name-complex="Courier" style:font-size-complex="15.699999809265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rsid="00226204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" fo:font-size="15.6999998092651pt" fo:font-weight="normal" officeooo:rsid="001e34d3" officeooo:paragraph-rsid="00211462" style:font-name-asian="Courier" style:font-size-asian="15.6999998092651pt" style:font-weight-asian="normal" style:font-name-complex="Courier" style:font-size-complex="15.6999998092651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5.6999998092651pt" officeooo:rsid="0021c77b" officeooo:paragraph-rsid="0021c77b" style:font-size-asian="15.6999998092651pt" style:font-size-complex="15.699999809265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Liberation Serif" fo:font-size="15.6999998092651pt" fo:font-weight="normal" officeooo:paragraph-rsid="00211462" style:font-size-asian="15.6999998092651pt" style:font-weight-asian="normal" style:font-size-complex="15.6999998092651pt" style:font-weight-complex="normal"/>
    </style:style>
    <style:style style:name="T1" style:family="text">
      <style:text-properties fo:color="#000000" style:font-name="Liberation Serif" fo:font-size="15.6999998092651pt" style:font-name-asian="Courier" style:font-size-asian="15.6999998092651pt" style:font-name-complex="Courier" style:font-size-complex="15.6999998092651pt"/>
    </style:style>
    <style:style style:name="T2" style:family="text">
      <style:text-properties fo:color="#000000" style:font-name="Liberation Serif" fo:font-size="15.6999998092651pt" officeooo:rsid="00226204" style:font-name-asian="Courier" style:font-size-asian="15.6999998092651pt" style:font-name-complex="Courier" style:font-size-complex="15.6999998092651pt"/>
    </style:style>
    <style:style style:name="T3" style:family="text">
      <style:text-properties fo:color="#000000" style:font-name="Liberation Serif" fo:font-size="15.6999998092651pt" officeooo:rsid="002215c6" style:font-name-asian="Courier" style:font-size-asian="15.6999998092651pt" style:font-name-complex="Courier" style:font-size-complex="15.6999998092651pt"/>
    </style:style>
    <style:style style:name="T4" style:family="text">
      <style:text-properties fo:color="#000000" style:font-name-asian="Courier" style:font-name-complex="Courier"/>
    </style:style>
    <style:style style:name="T5" style:family="text">
      <style:text-properties fo:color="#000000" officeooo:rsid="00226204" style:font-name-asian="Courier" style:font-name-complex="Courier"/>
    </style:style>
    <style:style style:name="T6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7" style:family="text">
      <style:text-properties officeooo:rsid="00226204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2215c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span text:style-name="T2">President </text:span><text:span text:style-name="T1"><text:s/></text:span><text:span text:style-name="T3">Sarah Bumkin</text:span></text:p>
      <text:p text:style-name="P6">Faralone View Elementary School</text:p>
      <text:p text:style-name="P6">1100 Le Conte</text:p>
      <text:p text:style-name="P5"><text:span text:style-name="T9">1100 Le </text:span><text:span text:style-name="T10">Conte Ave, Montara, CA 94037</text:span></text:p>
      <text:p text:style-name="P5"/>
      <text:p text:style-name="P5"/>
      <text:p text:style-name="P4">Dear President <text:span text:style-name="T11">Martin Godoy</text:span>,</text:p>
      <text:p text:style-name="P4"/>
      <text:p text:style-name="P10"><text:span text:style-name="T4">It's easy to see why many of Parent Teacher organizations on the Coastside are participating in our fundraising program – it generates substantial funds an there's almost no work for you to do.</text:span></text:p>
      <text:p text:style-name="P10"/>
      <text:p text:style-name="P10"><text:span text:style-name="T4">Here's how it works:</text:span></text:p>
      <text:p text:style-name="P4"/>
      <text:p text:style-name="P11"><text:span text:style-name="T4">We offer a 5 - week program entitled “</text:span><text:span text:style-name="T5">Skills for School” </text:span><text:span text:style-name="T4">in which children develop focus, perseverance, and learn how to set and attain goals. <text:s/>We also cover child safety and teach basic non-aggressive self defense skills. <text:s/>Groups meet twice a week in one hour sessions at our nearby facility . <text:s/>The total price of the program is $75 including a martial arts uniform. <text:s/>And </text:span><text:span text:style-name="T6">100% of funds raised go directly to your organization.</text:span><text:span text:style-name="T4"> <text:s/></text:span></text:p>
      <text:p text:style-name="P11"/>
      <text:p text:style-name="P11"><text:span text:style-name="T4">We provide you with as many fliers as you</text:span><text:span text:style-name="T5">'d like to promote the program. <text:s/>Your fliers are customized to make it clear that all funds go to support your organization. <text:s/>I've en</text:span><text:span text:style-name="T4">closed a sample flier so you can see exactly what they will look like.</text:span></text:p>
      <text:p text:style-name="P7"/>
      <text:p text:style-name="P7">All you nee d to do is distribute the fliers through send-home packets and/or at events. <text:s/>We take care of everything else.</text:p>
      <text:p text:style-name="P7"/>
      <text:p text:style-name="P7"><text:span text:style-name="T8">When parents enroll their children, they make their checks payable to your </text:span><text:soft-page-break/><text:span text:style-name="T8">organization.</text:span> <text:s/>We collect the checks and forward them to you. <text:s/><text:span text:style-name="T7">That's it. <text:s/>No money for you to collect, no orders for you to fill out. <text:s/>Just cash the checks when they come in.</text:span></text:p>
      <text:p text:style-name="P8"/>
      <text:p text:style-name="P8">Local PTAs and PTOs have raised thousands of dollars through this program. <text:s/>We have been helping children improve their lives sinc 1997. <text:s/>Parents and teachers frequently speak of the beneficial effects that Kuk Sool Won has had on school performance, self-esteem, and general attitude.</text:p>
      <text:p text:style-name="P8"/>
      <text:p text:style-name="P7"><text:span text:style-name="T7">Please contact me at 650-274-2844 and I'</text:span>ll be happy to answer any questions you have and arrange for yo u to get as many fliers as you need. </text:p>
      <text:p text:style-name="P7"/>
      <text:p text:style-name="P9">Sincerely,</text:p>
      <text:p text:style-name="P9"/>
      <text:p text:style-name="P8">Master Paul Carmody</text:p>
      <text:p text:style-name="P8">Kuk Sool Won of Half Moon B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FreeSans" svg:font-family="FreeSans" style:font-family-generic="roman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4.5335in" svg:height="1.2138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25T16:24:29.622682324</dc:date>
    <meta:editing-duration>PT5H49M14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2" meta:paragraph-count="18" meta:word-count="328" meta:character-count="1901" meta:non-whitespace-character-count="1571"/>
  </office:meta>
</office:document-meta>
</file>